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withoutfill">
      <style:graphic-properties svg:stroke-color="#000000" draw:marker-start="Arrow" draw:marker-start-width="0.305cm" draw:marker-end="" draw:fill="solid" draw:textarea-vertical-align="middle"/>
    </style:style>
    <style:style style:name="gr3" style:family="graphic" style:parent-style-name="objectwithoutfill">
      <style:graphic-properties svg:stroke-color="#000000" draw:marker-start="Arrow" draw:marker-start-width="0.305cm" draw:marker-end="Arrow" draw:marker-end-width="0.305cm" draw:fill="solid" draw:textarea-vertical-align="middle"/>
    </style:style>
    <style:style style:name="gr4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objectwithoutfill">
      <style:graphic-properties svg:stroke-color="#000000" draw:marker-end="Arrow" draw:marker-end-width="0.305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63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62cm"/>
      <style:paragraph-properties style:writing-mode="lr-tb"/>
    </style:style>
    <style:style style:name="gr11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7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8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85cm"/>
      <style:paragraph-properties style:writing-mode="lr-tb"/>
    </style:style>
    <style:style style:name="gr16" style:family="graphic" style:parent-style-name="objectwithoutfill">
      <style:graphic-properties draw:stroke="dash" draw:stroke-dash="Long_20_Dash"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9" style:family="graphic" style:parent-style-name="objectwithoutfill">
      <style:graphic-properties svg:stroke-width="0.152cm" draw:marker-start-width="0.432cm" draw:marker-end="Arrow" draw:marker-end-width="0.533cm" draw:fill="solid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2" style:family="graphic" style:parent-style-name="objectwithoutfill">
      <style:graphic-properties draw:stroke="dash" draw:stroke-dash="Long_20_Dash" svg:stroke-width="0.051cm" svg:stroke-color="#000000" draw:marker-start="Arrow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152cm" draw:marker-start-width="0.432cm" draw:marker-end="Arrow" draw:marker-end-width="0.533cm" svg:stroke-opacity="95%" draw:fill="solid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.10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en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-33% 58%" style:font-name="Liberation Sans1" style:font-name-asian="Liberation Sans1" style:font-name-complex="Liberation Sans1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ans1" style:font-name-asian="Liberation Sans1" style:font-name-complex="Liberation Sans1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62cm" svg:y1="13.192cm" svg:x2="20.211cm" svg:y2="13.334cm">
          <text:p/>
        </draw:line>
        <draw:line draw:style-name="gr1" draw:text-style-name="P1" draw:layer="layout" svg:x1="12.083cm" svg:y1="21.614cm" svg:x2="12.169cm" svg:y2="3.032cm">
          <text:p/>
        </draw:line>
        <draw:line draw:style-name="gr2" draw:text-style-name="P1" draw:layer="layout" svg:x1="12.169cm" svg:y1="18.176cm" svg:x2="9.416cm" svg:y2="21.614cm">
          <text:p/>
        </draw:line>
        <draw:line draw:style-name="gr3" draw:text-style-name="P1" draw:layer="layout" svg:x1="11.129cm" svg:y1="12.093cm" svg:x2="13.44cm" svg:y2="14.576cm">
          <text:p/>
        </draw:line>
        <draw:line draw:style-name="gr4" draw:text-style-name="P1" draw:layer="layout" svg:x1="16.304cm" svg:y1="13.335cm" svg:x2="14.455cm" svg:y2="15.569cm">
          <text:p/>
        </draw:line>
        <draw:line draw:style-name="gr4" draw:text-style-name="P1" draw:layer="layout" svg:x1="10.09cm" svg:y1="10.976cm" svg:x2="8.357cm" svg:y2="13.21cm">
          <text:p/>
        </draw:line>
        <draw:line draw:style-name="gr1" draw:text-style-name="P2" draw:layer="layout" svg:x1="10.09cm" svg:y1="10.977cm" svg:x2="12.17cm" svg:y2="8.494cm">
          <text:p/>
        </draw:line>
        <draw:line draw:style-name="gr1" draw:text-style-name="P1" draw:layer="layout" svg:x1="16.79cm" svg:y1="3.28cm" svg:x2="12.169cm" svg:y2="8.52cm">
          <text:p/>
        </draw:line>
        <draw:line draw:style-name="gr5" draw:text-style-name="P1" draw:layer="layout" svg:x1="10.09cm" svg:y1="10.976cm" svg:x2="11.245cm" svg:y2="12.217cm">
          <text:p/>
        </draw:line>
        <draw:line draw:style-name="gr5" draw:text-style-name="P1" draw:layer="layout" svg:x1="14.48cm" svg:y1="15.569cm" svg:x2="13.325cm" svg:y2="14.452cm">
          <text:p/>
        </draw:line>
        <draw:line draw:style-name="gr6" draw:text-style-name="P1" draw:layer="layout" svg:x1="14.48cm" svg:y1="15.569cm" svg:x2="12.169cm" svg:y2="18.176cm">
          <text:p/>
        </draw:line>
        <draw:frame draw:style-name="gr7" draw:text-style-name="P3" draw:layer="layout" svg:width="1.502cm" svg:height="1.241cm" svg:x="12.054cm" svg:y="17.803cm">
          <draw:text-box>
            <text:p>Q3</text:p>
          </draw:text-box>
        </draw:frame>
        <draw:frame draw:style-name="gr8" draw:text-style-name="P3" draw:layer="layout" svg:width="1.502cm" svg:height="1.114cm" svg:x="11.014cm" svg:y="7.625cm">
          <draw:text-box>
            <text:p>Q<text:span text:style-name="T1">1</text:span></text:p>
          </draw:text-box>
        </draw:frame>
        <draw:frame draw:style-name="gr7" draw:text-style-name="P3" draw:layer="layout" svg:width="1.502cm" svg:height="1.241cm" svg:x="11.245cm" svg:y="13.211cm">
          <draw:text-box>
            <text:p>Q<text:span text:style-name="T1">2</text:span></text:p>
          </draw:text-box>
        </draw:frame>
        <draw:frame draw:style-name="gr9" draw:text-style-name="P3" draw:layer="layout" svg:width="2.159cm" svg:height="2.889cm" svg:x="9.509cm" svg:y="13.478cm">
          <draw:text-box>
            <text:p><text:span text:style-name="T2">-βE</text:span><text:span text:style-name="T3">sat</text:span></text:p>
          </draw:text-box>
        </draw:frame>
        <draw:frame draw:style-name="gr10" draw:text-style-name="P3" draw:layer="layout" svg:width="1.964cm" svg:height="1.312cm" svg:x="13.44cm" svg:y="13.388cm">
          <draw:text-box>
            <text:p><text:span text:style-name="T2">βE</text:span><text:span text:style-name="T3">sat</text:span></text:p>
          </draw:text-box>
        </draw:frame>
        <draw:line draw:style-name="gr11" draw:text-style-name="P1" draw:layer="layout" svg:x1="10.09cm" svg:y1="10.976cm" svg:x2="10.115cm" svg:y2="13.334cm">
          <text:p/>
        </draw:line>
        <draw:line draw:style-name="gr11" draw:text-style-name="P1" draw:layer="layout" svg:x1="14.48cm" svg:y1="13.21cm" svg:x2="14.505cm" svg:y2="15.568cm">
          <text:p/>
        </draw:line>
        <draw:frame draw:style-name="gr12" draw:text-style-name="P3" draw:layer="layout" svg:width="1.651cm" svg:height="1.961cm" svg:x="7.604cm" svg:y="13.39cm">
          <draw:text-box>
            <text:p><text:span text:style-name="T2">-E</text:span><text:span text:style-name="T3">sat</text:span></text:p>
          </draw:text-box>
        </draw:frame>
        <draw:frame draw:style-name="gr13" draw:text-style-name="P3" draw:layer="layout" svg:width="1.849cm" svg:height="1.197cm" svg:x="16.146cm" svg:y="13.29cm">
          <draw:text-box>
            <text:p><text:span text:style-name="T2">E</text:span><text:span text:style-name="T3">sat</text:span></text:p>
          </draw:text-box>
        </draw:frame>
        <draw:frame draw:style-name="gr14" draw:text-style-name="P3" draw:layer="layout" svg:width="3.235cm" svg:height="1.636cm" svg:x="13.44cm" svg:y="17.803cm">
          <draw:text-box>
            <text:p>-E<text:span text:style-name="T1">sat</text:span>/R<text:span text:style-name="T1">f</text:span></text:p>
          </draw:text-box>
        </draw:frame>
        <draw:frame draw:style-name="gr15" draw:text-style-name="P3" draw:layer="layout" svg:width="3.234cm" svg:height="1.635cm" svg:x="12.632cm" svg:y="7.625cm">
          <draw:text-box>
            <text:p>E<text:span text:style-name="T1">sat</text:span>/R<text:span text:style-name="T1">f</text:span></text:p>
          </draw:text-box>
        </draw:frame>
        <draw:line draw:style-name="gr11" draw:text-style-name="P1" draw:layer="layout" svg:x1="10.09cm" svg:y1="10.976cm" svg:x2="12.285cm" svg:y2="10.976cm">
          <text:p/>
        </draw:line>
        <draw:line draw:style-name="gr11" draw:text-style-name="P1" draw:layer="layout" svg:x1="12.194cm" svg:y1="15.516cm" svg:x2="14.389cm" svg:y2="15.516cm">
          <text:p/>
        </draw:line>
        <draw:line draw:style-name="gr16" draw:text-style-name="P1" draw:layer="layout" svg:x1="12.21cm" svg:y1="18.312cm" svg:x2="6.622cm" svg:y2="18.312cm">
          <text:p/>
        </draw:line>
        <draw:line draw:style-name="gr4" draw:text-style-name="P1" draw:layer="layout" svg:x1="4.583cm" svg:y1="21.066cm" svg:x2="8.774cm" svg:y2="15.478cm">
          <text:p/>
        </draw:line>
        <draw:line draw:style-name="gr4" draw:text-style-name="P1" draw:layer="layout" svg:x1="4.175cm" svg:y1="11.033cm" svg:x2="8.747cm" svg:y2="15.732cm">
          <text:p/>
        </draw:line>
        <draw:line draw:style-name="gr4" draw:text-style-name="P1" draw:layer="layout" svg:x1="4.175cm" svg:y1="11.16cm" svg:x2="11.033cm" svg:y2="3.413cm">
          <text:p/>
        </draw:line>
        <draw:frame draw:style-name="gr17" draw:text-style-name="P4" draw:layer="layout" svg:width="2.286cm" svg:height="1.143cm" svg:x="8.239cm" svg:y="18.272cm">
          <draw:text-box>
            <text:p>-E</text:p>
          </draw:text-box>
        </draw:frame>
        <draw:frame draw:style-name="gr18" draw:text-style-name="P3" draw:layer="layout" svg:width="3.175cm" svg:height="1.114cm" svg:x="3.54cm" svg:y="17.891cm">
          <draw:text-box>
            <text:p>P<text:span text:style-name="T1">0</text:span>(t=t<text:span text:style-name="T1">3</text:span>+)</text:p>
          </draw:text-box>
        </draw:frame>
        <draw:frame draw:style-name="gr18" draw:text-style-name="P3" draw:layer="layout" svg:width="3.534cm" svg:height="1.114cm" svg:x="3.032cm" svg:y="8.747cm">
          <draw:text-box>
            <text:p>P<text:span text:style-name="T1">4</text:span>(t=t<text:span text:style-name="T1">4</text:span><text:span text:style-name="T4">-</text:span>)</text:p>
          </draw:text-box>
        </draw:frame>
        <draw:line draw:style-name="gr19" draw:text-style-name="P1" draw:layer="layout" svg:x1="6.715cm" svg:y1="18.272cm" svg:x2="8.747cm" svg:y2="15.605cm">
          <text:p/>
        </draw:line>
        <draw:frame draw:style-name="gr20" draw:text-style-name="P4" draw:layer="layout" svg:width="1.651cm" svg:height="1.114cm" svg:x="9.001cm" svg:y="14.872cm">
          <draw:text-box>
            <text:p>P<text:span text:style-name="T1">1</text:span></text:p>
          </draw:text-box>
        </draw:frame>
        <draw:frame draw:style-name="gr20" draw:text-style-name="P4" draw:layer="layout" svg:width="1.651cm" svg:height="1.114cm" svg:x="5.826cm" svg:y="12.049cm">
          <draw:text-box>
            <text:p>P<text:span text:style-name="T1">2</text:span></text:p>
          </draw:text-box>
        </draw:frame>
        <draw:frame draw:style-name="gr20" draw:text-style-name="P4" draw:layer="layout" svg:width="1.651cm" svg:height="1.114cm" svg:x="2.651cm" svg:y="10.652cm">
          <draw:text-box>
            <text:p>P<text:span text:style-name="T1">3</text:span></text:p>
          </draw:text-box>
        </draw:frame>
        <draw:frame draw:style-name="gr21" draw:text-style-name="P3" draw:layer="layout" svg:width="1.905cm" svg:height="1.016cm" svg:x="4.937cm" svg:y="13.192cm">
          <draw:text-box>
            <text:p><text:span text:style-name="T5">- E</text:span></text:p>
          </draw:text-box>
        </draw:frame>
        <draw:line draw:style-name="gr19" draw:text-style-name="P1" draw:layer="layout" svg:x1="8.747cm" svg:y1="15.732cm" svg:x2="4.175cm" svg:y2="11.033cm">
          <text:p/>
        </draw:line>
        <draw:line draw:style-name="gr19" draw:text-style-name="P1" draw:layer="layout" svg:x1="4.175cm" svg:y1="11.16cm" svg:x2="5.826cm" svg:y2="9.382cm">
          <text:p/>
        </draw:line>
        <draw:line draw:style-name="gr22" draw:text-style-name="P1" draw:layer="layout" svg:x1="11.439cm" svg:y1="9.433cm" svg:x2="5.851cm" svg:y2="9.433cm">
          <text:p/>
        </draw:line>
        <draw:line draw:style-name="gr23" draw:text-style-name="P1" draw:layer="layout" svg:x1="11.414cm" svg:y1="9.382cm" svg:x2="12.176cm" svg:y2="8.366cm">
          <text:p/>
        </draw:line>
        <draw:frame draw:style-name="gr17" draw:text-style-name="P3" draw:layer="layout" svg:width="3.534cm" svg:height="1.143cm" svg:x="8.642cm" svg:y="8.239cm">
          <draw:text-box>
            <text:p>P<text:span text:style-name="T1">4</text:span>(t=t<text:span text:style-name="T1">4</text:span>+)</text:p>
          </draw:text-box>
        </draw:frame>
        <draw:frame draw:style-name="gr21" draw:text-style-name="P4" draw:layer="layout" svg:width="1.905cm" svg:height="1.016cm" svg:x="16.621cm" svg:y="3.54cm">
          <draw:text-box>
            <text:p><text:span text:style-name="T2">Г</text:span></text:p>
          </draw:text-box>
        </draw:frame>
        <draw:frame draw:style-name="gr21" draw:text-style-name="P4" draw:layer="layout" svg:width="1.905cm" svg:height="1.016cm" svg:x="9.128cm" svg:y="3.286cm">
          <draw:text-box>
            <text:p><text:span text:style-name="T2">Г’</text:span></text:p>
          </draw:text-box>
        </draw:frame>
        <draw:line draw:style-name="gr11" draw:text-style-name="P1" draw:layer="layout" svg:x1="4.175cm" svg:y1="11.088cm" svg:x2="4.2cm" svg:y2="13.446cm">
          <text:p/>
        </draw:line>
        <draw:frame draw:style-name="gr24" draw:text-style-name="P3" draw:layer="layout" svg:width="3.683cm" svg:height="1.825cm" svg:x="2.778cm" svg:y="13.319cm">
          <draw:text-box>
            <text:p><text:span text:style-name="T6">- E-</text:span><text:span text:style-name="T5">βE</text:span><text:span text:style-name="T3">sat</text:span></text:p>
          </draw:text-box>
        </draw:frame>
        <draw:line draw:style-name="gr4" draw:text-style-name="P1" draw:layer="layout" svg:x1="4.175cm" svg:y1="11.16cm" svg:x2="2.397cm" svg:y2="13.065cm">
          <text:p/>
        </draw:line>
        <draw:frame draw:style-name="gr24" draw:text-style-name="P3" draw:layer="layout" svg:width="3.683cm" svg:height="1.825cm" svg:x="0.919cm" svg:y="13.272cm">
          <draw:text-box>
            <text:p><text:span text:style-name="T6">- E-</text:span><text:span text:style-name="T5">E</text:span><text:span text:style-name="T3">sat</text:span></text:p>
          </draw:text-box>
        </draw:frame>
        <draw:frame draw:style-name="gr25" draw:text-style-name="P4" draw:layer="layout" svg:width="0.762cm" svg:height="2.359cm" svg:x="19.034cm" svg:y="12.303cm">
          <draw:text-box>
            <text:p>v</text:p>
          </draw:text-box>
        </draw:frame>
        <draw:frame draw:style-name="gr26" draw:text-style-name="P4" draw:layer="layout" svg:width="1.524cm" svg:height="1.27cm" svg:x="12.43cm" svg:y="2.651cm">
          <draw:text-box>
            <text:p>i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3:37:34.306700445</meta:creation-date>
    <dc:date>2022-01-05T11:25:51.425639809</dc:date>
    <meta:editing-duration>PT50M1S</meta:editing-duration>
    <meta:editing-cycles>10</meta:editing-cycles>
    <meta:generator>LibreOffice/6.4.7.2$Linux_X86_64 LibreOffice_project/40$Build-2</meta:generator>
    <meta:document-statistic meta:object-count="49"/>
  </office:meta>
</office:document-meta>
</file>